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760c"/>
    </style:style>
    <style:style style:name="P2" style:family="paragraph" style:parent-style-name="Standard">
      <style:text-properties officeooo:rsid="0004760c" officeooo:paragraph-rsid="0004760c"/>
    </style:style>
    <style:style style:name="T1" style:family="text">
      <style:text-properties officeooo:rsid="00047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vigate to build directory in chess <text:s/>open terminal there</text:p>
      <text:p text:style-name="P1"><text:span text:style-name="T1">(rm -rf * if needed)</text:span></text:p>
      <text:p text:style-name="P2">cmake ..</text:p>
      <text:p text:style-name="P2">make -j </text:p>
      <text:p text:style-name="P2">./che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22:58:22.057096046</meta:creation-date>
    <dc:date>2021-11-30T23:01:09.665856088</dc:date>
    <meta:editing-duration>PT2M48S</meta:editing-duration>
    <meta:editing-cycles>1</meta:editing-cycles>
    <meta:document-statistic meta:table-count="0" meta:image-count="0" meta:object-count="0" meta:page-count="1" meta:paragraph-count="5" meta:word-count="19" meta:character-count="100" meta:non-whitespace-character-count="84"/>
    <meta:generator>LibreOffice/6.4.7.2$Linux_X86_64 LibreOffice_project/40$Build-2</meta:generator>
  </office:meta>
</office:document-meta>
</file>